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bec" officeooo:paragraph-rsid="0008ab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2:09:04.052233211</meta:creation-date>
    <meta:editing-duration>PT21M57S</meta:editing-duration>
    <meta:editing-cycles>3</meta:editing-cycles>
    <meta:generator>LibreOffice/7.3.7.2$Linux_X86_64 LibreOffice_project/30$Build-2</meta:generator>
    <meta:initial-creator>Mick Chesterman</meta:initial-creator>
    <dc:date>2023-03-13T12:10:26.894859147</dc:date>
    <dc:creator>Mick Chesterman</dc:creator>
    <meta:document-statistic meta:table-count="0" meta:image-count="0" meta:object-count="0" meta:page-count="1" meta:paragraph-count="1" meta:word-count="1" meta:character-count="4" meta:non-whitespace-character-count="4"/>
  </office:meta>
</office:document-meta>
</file>